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4" style:family="table">
      <style:table-properties style:width="6.684in" fo:margin-left="0in" fo:margin-right="0.0083in" table:align="margins" fo:background-color="#ffffff">
        <style:background-image/>
      </style:table-properties>
    </style:style>
    <style:style style:name="Table4.A" style:family="table-column">
      <style:table-column-properties style:column-width="2.2299in" style:rel-column-width="21864*"/>
    </style:style>
    <style:style style:name="Table4.B" style:family="table-column">
      <style:table-column-properties style:column-width="1.0708in" style:rel-column-width="10501*"/>
    </style:style>
    <style:style style:name="Table4.C" style:family="table-column">
      <style:table-column-properties style:column-width="3.3833in" style:rel-column-width="33170*"/>
    </style:style>
    <style:style style:name="Table4.A1" style:family="table-cell" style:data-style-name="N5100">
      <style:table-cell-properties fo:background-color="#ffffff" fo:padding="0in" fo:border="none">
        <style:background-image/>
      </style:table-cell-properties>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3pt" fo:font-weight="bold" style:font-size-asian="13pt" style:font-weight-asian="bold" style:font-size-complex="13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style:border-line-width-bottom="0.0008in 0.0138in 0.0008in" fo:padding="0.0291in" fo:border-left="none" fo:border-right="none" fo:border-top="none" fo:border-bottom="0.0154in double #000000" style:join-border="false"/>
    </style:style>
    <style:style style:name="P6" style:family="paragraph" style:parent-style-name="Standard">
      <style:paragraph-properties style:border-line-width-bottom="0.0008in 0.0138in 0.0008in" fo:padding="0.0291in" fo:border-left="none" fo:border-right="none" fo:border-top="none" fo:border-bottom="0.0154in double #000000" style:join-border="false"/>
      <style:text-properties fo:font-size="13pt" fo:font-weight="bold" style:font-size-asian="13pt" style:font-weight-asian="bold" style:font-size-complex="13pt" style:font-weight-complex="bold"/>
    </style:style>
    <style:style style:name="P7" style:family="paragraph" style:parent-style-name="Standard">
      <style:paragraph-properties style:border-line-width-bottom="0.0008in 0.0138in 0.0008in" fo:padding="0.0291in" fo:border-left="none" fo:border-right="none" fo:border-top="none" fo:border-bottom="0.0154in double #000000" style:join-border="false"/>
      <style:text-properties fo:font-size="13pt" fo:font-style="normal" fo:font-weight="bold" style:font-size-asian="13pt" style:font-style-asian="normal" style:font-weight-asian="bold" style:font-size-complex="13pt" style:font-style-complex="normal" style:font-weight-complex="bold"/>
    </style:style>
    <style:style style:name="P8" style:family="paragraph" style:parent-style-name="Standard" style:list-style-name="L1"/>
    <style:style style:name="P9" style:family="paragraph" style:parent-style-name="Standard" style:list-style-name="L2">
      <style:text-properties fo:font-size="12pt" fo:font-weight="normal" style:font-size-asian="12pt" style:font-weight-asian="normal" style:font-size-complex="12pt" style:font-weight-complex="normal"/>
    </style:style>
    <style:style style:name="P10"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list-style-name="L4">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text-properties fo:font-size="13pt" fo:font-weight="bold" style:font-size-asian="13pt" style:font-weight-asian="bold" style:font-size-complex="13pt" style:font-weight-complex="bold"/>
    </style:style>
    <style:style style:name="P13"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4"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5">Introduction</text:p>
      <text:p text:style-name="Standard"/>
      <text:p text:style-name="Standard">Odamex is an open source client/server multiplayer Doom port licensed under the GNU GPL v2, it is being designed to follow oldschool Doom gameplay semantics while still having some modern day gameplay and technology.</text:p>
      <text:p text:style-name="Standard"/>
      <text:p text:style-name="Standard">The server and launcher presently use a barebones UDP transport medium to deliver information to eachother, which in turn has a few issues in this regard.</text:p>
      <text:p text:style-name="Standard"/>
      <text:p text:style-name="Standard">The aim of this document is to address these issues by providing a specialized layer to make data more reliable without the use of something like TCP, the terminology we use in this document as follows:</text:p>
      <text:list xml:id="list28655814" text:style-name="L1">
        <text:list-item>
          <text:p text:style-name="P8">Sender = A program transmitting data to the Receiver</text:p>
        </text:list-item>
        <text:list-item>
          <text:p text:style-name="P8">Receiver = A program that responds to the Sender</text:p>
        </text:list-item>
      </text:list>
      <text:p text:style-name="Standard"/>
      <text:p text:style-name="Standard"/>
      <text:p text:style-name="P6">Problems we have</text:p>
      <text:p text:style-name="P2"/>
      <text:p text:style-name="P3">UDP is well-known for its fast delivery of information, due to lack of checking of data coming in and being sent out, however this also presents problems:</text:p>
      <text:list xml:id="list28661046" text:style-name="L2">
        <text:list-item>
          <text:p text:style-name="P9">Out-of-order packets – If a flurry of data gets sent in a certain order, it may not be in that order when it arrives</text:p>
        </text:list-item>
        <text:list-item>
          <text:p text:style-name="P9">Duplicate packets – When data is sent, there is a chance that the data may be duplicated on the receiving end (2 or more packets instead of 1)</text:p>
        </text:list-item>
        <text:list-item>
          <text:p text:style-name="P9">Lost packets – When data is sent, there is a big risk of it being lost somewhere down the line</text:p>
        </text:list-item>
      </text:list>
      <text:p text:style-name="P3"/>
      <text:p text:style-name="P3">TCP does solve all of these problems for us, but is an issue in using it alongside UDP in the same application, currently the server uses UDP to deliver fast updates to game clients, and because of this we can only use UDP due to its benefits in this area.</text:p>
      <text:p text:style-name="P3"/>
      <text:p text:style-name="P3">The reason for this is the way TCP works, its internal flow and congestion control can actually induce packetloss on the UDP side, so its not an ideal solution.</text:p>
      <text:p text:style-name="P3"/>
      <text:p text:style-name="P3"/>
      <text:p text:style-name="P6">What we plan to do</text:p>
      <text:p text:style-name="P4"/>
      <text:p text:style-name="P4">We have decided to create a small yet efficient layer that will work with our UDP socket class. The algorithm used will be a Selective Repeat ARQ (Automatic Repeat reQuest)</text:p>
      <text:p text:style-name="P4"/>
      <text:p text:style-name="P4">Our system will have similar features to TCP, such as congestion and flow control, but also manage problems as stated earlier in this document.</text:p>
      <text:p text:style-name="P4"/>
      <text:p text:style-name="P4"/>
      <text:p text:style-name="P7">Our implementation</text:p>
      <text:p text:style-name="P4"/>
      <text:p text:style-name="P4">Firstly, how we fixed the issues stated earlier is that we have a header at the beginning of the packet that describes the information we need in order to design the system:</text:p>
      <text:p text:style-name="P4"><text:soft-page-break/></text:p>
      <text:p text:style-name="Standard"/>
      <table:table table:name="Table4" table:style-name="Table4">
        <table:table-column table:style-name="Table4.A"/>
        <table:table-column table:style-name="Table4.B"/>
        <table:table-column table:style-name="Table4.C"/>
        <table:table-row>
          <table:table-cell table:style-name="Table4.A1" office:value-type="float" office:value="0">
            <text:p text:style-name="P13">Value Type</text:p>
          </table:table-cell>
          <table:table-cell table:style-name="Table4.A1" office:value-type="float" office:value="0">
            <text:p text:style-name="P13">Value Name</text:p>
          </table:table-cell>
          <table:table-cell table:style-name="Table4.A1" office:value-type="float" office:value="0">
            <text:p text:style-name="P13">Description</text:p>
          </table:table-cell>
        </table:table-row>
        <table:table-row>
          <table:table-cell table:style-name="Table4.A1" office:value-type="float" office:value="0">
            <text:p text:style-name="P14">Unsigned 32bit Integer</text:p>
          </table:table-cell>
          <table:table-cell table:style-name="Table4.A1" office:value-type="float" office:value="0">
            <text:p text:style-name="P14">Tag Id</text:p>
          </table:table-cell>
          <table:table-cell table:style-name="Table4.A1" office:value-type="float" office:value="0">
            <text:p text:style-name="P14">Identifies what this section is</text:p>
          </table:table-cell>
        </table:table-row>
        <table:table-row>
          <table:table-cell table:style-name="Table4.A1" office:value-type="float" office:value="0">
            <text:p text:style-name="P14">Unsigned 8bit Integer</text:p>
          </table:table-cell>
          <table:table-cell table:style-name="Table4.A1" office:value-type="float" office:value="0">
            <text:p text:style-name="P14">Sequence</text:p>
          </table:table-cell>
          <table:table-cell table:style-name="Table4.A1" office:value-type="float" office:value="0">
            <text:p text:style-name="P14">Describes to us which, in a series of packets to be sent, this one is</text:p>
          </table:table-cell>
        </table:table-row>
        <table:table-row>
          <table:table-cell table:style-name="Table4.A1" office:value-type="float" office:value="0">
            <text:p text:style-name="P14">Unsigned 8bit Integer</text:p>
          </table:table-cell>
          <table:table-cell table:style-name="Table4.A1" office:value-type="float" office:value="0">
            <text:p text:style-name="P14">Next Sequence</text:p>
          </table:table-cell>
          <table:table-cell table:style-name="Table4.A1" office:value-type="float" office:value="0">
            <text:p text:style-name="P14">The next package after this one, 0xFF indicates the last packet</text:p>
          </table:table-cell>
        </table:table-row>
        <table:table-row>
          <table:table-cell table:style-name="Table4.A1" office:value-type="float" office:value="0">
            <text:p text:style-name="P14">Unsigned 32bit Integer</text:p>
          </table:table-cell>
          <table:table-cell table:style-name="Table4.A1" office:value-type="float" office:value="0">
            <text:p text:style-name="P14">Flags</text:p>
          </table:table-cell>
          <table:table-cell table:style-name="Table4.A1" office:value-type="float" office:value="0">
            <text:p text:style-name="P14">Additional information about this packet in bits</text:p>
          </table:table-cell>
        </table:table-row>
        <table:table-row>
          <table:table-cell table:style-name="Table4.A1" office:value-type="float" office:value="0">
            <text:p text:style-name="P14">Unsigned 32bit Integer</text:p>
          </table:table-cell>
          <table:table-cell table:style-name="Table4.A1" office:value-type="float" office:value="0">
            <text:p text:style-name="P14">Data Size</text:p>
          </table:table-cell>
          <table:table-cell table:style-name="Table4.A1" office:value-type="float" office:value="0">
            <text:p text:style-name="P14">Size of the data field</text:p>
          </table:table-cell>
        </table:table-row>
        <table:table-row>
          <table:table-cell table:style-name="Table4.A1" office:value-type="float" office:value="0">
            <text:p text:style-name="P14">*</text:p>
          </table:table-cell>
          <table:table-cell table:style-name="Table4.A1" office:value-type="float" office:value="0">
            <text:p text:style-name="P14">Data</text:p>
          </table:table-cell>
          <table:table-cell table:style-name="Table4.A1" office:value-type="float" office:value="0">
            <text:p text:style-name="P14">Plain old data</text:p>
          </table:table-cell>
        </table:table-row>
      </table:table>
      <text:p text:style-name="P4"/>
      <text:p text:style-name="P4"/>
      <text:p text:style-name="P2">Behaviour of the protocol</text:p>
      <text:p text:style-name="Horizontal_20_Line"/>
      <text:list xml:id="list24314845" text:style-name="L4">
        <text:list-item>
          <text:p text:style-name="P11">When packets are sent and received successfully, the receiver will respond with the Next Sequence value in the Sequence field</text:p>
        </text:list-item>
        <text:list-item>
          <text:p text:style-name="P11">When the last packet is received successfully, 1) still applies, it is the receivers job to concatenate all the data together into one giant buffer if necessary, or link them in such a way that read functions can move onto the next block</text:p>
        </text:list-item>
        <text:list-item>
          <text:p text:style-name="P11">If a packet is sent and then dropped at some point, the sender will retry with another packet every N seconds until a timeout occurs or the receiver responds with an acknowledgement</text:p>
        </text:list-item>
        <text:list-item>
          <text:p text:style-name="P11">If a packet is duplicated from the sender side, the receiver can drop it</text:p>
        </text:list-item>
        <text:list-item>
          <text:p text:style-name="P11">If a packet is out-of-sequence, the receiver can drop it or reorder it if necessa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Odamex Reliable Transport Protoco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ussell Rice</meta:initial-creator>
    <meta:creation-date>2009-05-21T12:57:15.37</meta:creation-date>
    <dc:date>2009-07-23T19:13:08.84</dc:date>
    <dc:creator>Russell Rice</dc:creator>
    <meta:editing-duration>PT154H34M25S</meta:editing-duration>
    <meta:editing-cycles>11</meta:editing-cycles>
    <meta:generator>OpenOffice.org/3.0$Win32 OpenOffice.org_project/300m15$Build-9379</meta:generator>
    <meta:document-statistic meta:table-count="1" meta:image-count="0" meta:object-count="0" meta:page-count="2" meta:paragraph-count="46" meta:word-count="607" meta:character-count="3350"/>
    <meta:user-defined meta:name="Info 1"/>
    <meta:user-defined meta:name="Info 2"/>
    <meta:user-defined meta:name="Info 3"/>
    <meta:user-defined meta:name="Info 4"/>
  </office:meta>
</office:document-meta>
</file>